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n>1</mn>
        <msqrt>
          <mrow>
            <mn>2</mn>
            <mi>a</mi>
          </mrow>
        </msqrt>
      </mfrac>
      <mi/>
      <mtext> ; </mtext>
      <mi/>
      <mfrac>
        <mn>1</mn>
        <msqrt>
          <mi>a</mi>
        </msqrt>
      </mfrac>
      <mi/>
      <mi>cos</mi>
      <mfenced open="(" close=")">
        <mrow>
          <mfrac>
            <mrow>
              <mi>n</mi>
              <mo stretchy="false">π</mo>
            </mrow>
            <mi>a</mi>
          </mfrac>
          <mi>x</mi>
        </mrow>
      </mfenced>
      <mi/>
      <mtext> ; </mtext>
      <mi/>
      <mfrac>
        <mn>1</mn>
        <msqrt>
          <mi>a</mi>
        </msqrt>
      </mfrac>
      <mi/>
      <mi>sin</mi>
      <mfenced open="(" close=")">
        <mrow>
          <mfrac>
            <mrow>
              <mi>n</mi>
              <mo stretchy="false">π</mo>
            </mrow>
            <mi>a</mi>
          </mfrac>
          <mi>x</mi>
        </mrow>
      </mfenced>
      <mi/>
      <mtext> ; </mtext>
      <mi/>
      <mi>n</mi>
      <mrow>
        <mi/>
        <mo stretchy="false">=</mo>
        <mi/>
      </mrow>
      <mn>1,2</mn>
      <mi>,</mi>
      <mo stretchy="false">…</mo>
    </mrow>
    <annotation encoding="StarMath 5.0">1 over sqrt {2 a} `" ; "~ 1 over sqrt a ` cos left ( {n %pi} over a x right ) `" ; "~ 1 over sqrt a ` sin left ( {n %pi} over a x right ) `" ; "~ n`=`1,2,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19:54:21.578000000</meta:creation-date>
    <meta:generator>LibreOffice/4.1.4.2$Windows_x86 LibreOffice_project/0a0440ccc0227ad9829de5f46be37cfb6edcf72</meta:generator>
  </office:meta>
</office:document-meta>
</file>